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tandard" style:family="paragraph">
      <style:text-properties fo:language="pt" fo:country="BR"/>
    </style:style>
    <style:style style:name="P4" style:parent-style-name="Standard" style:family="paragraph">
      <style:text-properties fo:language="pt" fo:country="BR"/>
    </style:style>
    <style:style style:name="P5" style:parent-style-name="Standard" style:family="paragraph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text-properties fo:language="pt" fo:country="BR"/>
    </style:style>
  </office:automatic-styles>
  <office:body>
    <office:text text:use-soft-page-breaks="true">
      <text:p text:style-name="P1">-Tarefas:</text:p>
      <text:p text:style-name="P2"><text:s text:c="2"/>-Colocar fluentvalidation nos requests<text:line-break/><text:s text:c="2"/>-Log de erro<text:line-break/><text:s text:c="2"/>-CORS está AllowAll apenas para teste do front</text:p>
      <text:p text:style-name="P3"/>
      <text:p text:style-name="P4">O método RetrieveData será usado para todas as pesquisas, quando necessitar de informações das próximas páginas, o request será individualizado, ou seja, se quiser ver a segunda página do acre, todos os estados estarão com bool false e apenas o do Acre com true, passando o parametro Page com o número da página desejada</text:p>
      <text:p text:style-name="P5"/>
      <text:p text:style-name="P6">O browser do playwright eh instanciado apenas 1x, qualquer requisição é feita criando novos contextos, poupando memória por nao ter q abrir vários navegadores</text:p>
      <text:p text:style-name="P7"/>
      <text:p text:style-name="P8">ApiAcre:</text:p>
      <text:p text:style-name="P9">- A pagina 1 é considerada 0, ou seja, se o resultado do total de paginas for 15, é pq existem 16.<text:line-break/>– O request deve ser feito pelo ano da data, ou seja, não é possível pesquisar 2 anos diferentes nem período entre datas.</text:p>
      <text:p text:style-name="P10">- O arquivo ApiAcre-Playwirght.cs está apenas como modelo para scrap usando o Playwright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lipe Andreoli Ferrarias</dc:creator>
    <meta:creation-date>2024-12-05T13:08:00Z</meta:creation-date>
    <dc:date>2024-12-05T13:08:00Z</dc:date>
    <meta:template xlink:href="Normal.dotm" xlink:type="simple"/>
    <meta:editing-cycles>3</meta:editing-cycles>
    <meta:editing-duration>PT86340S</meta:editing-duration>
    <meta:document-statistic meta:page-count="1" meta:paragraph-count="1" meta:word-count="137" meta:character-count="917" meta:row-count="6" meta:non-whitespace-character-count="781"/>
  </office:meta>
</office:document-meta>
</file>